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48C0000042C38F0FC47D4E7A62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6.3535in" draw:z-index="0"><draw:image xlink:href="Pictures/100002010000048C0000042C38F0FC47D4E7A62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rpa </meta:initial-creator>
    <meta:creation-date>2018-02-21T10:05:54.420594303</meta:creation-date>
    <dc:date>2018-02-21T10:07:49.234248425</dc:date>
    <dc:creator>Lirpa </dc:creator>
    <meta:editing-duration>PT1M5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0.3.2$Linux_x86 LibreOffice_project/00m0$Build-2</meta:generator>
  </office:meta>
</office:document-meta>
</file>